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8.136cm" style:use-optimal-column-width="false"/>
    </style:style>
    <style:style style:name="co2" style:family="table-column">
      <style:table-column-properties style:column-width="7.394cm" style:use-optimal-column-width="false"/>
    </style:style>
    <style:style style:name="co3" style:family="table-column">
      <style:table-column-properties style:column-width="5.849cm" style:use-optimal-column-width="false"/>
    </style:style>
    <style:style style:name="co4" style:family="table-column">
      <style:table-column-properties style:column-width="7.273cm" style:use-optimal-column-width="false"/>
    </style:style>
    <style:style style:name="co5" style:family="table-column">
      <style:table-column-properties style:column-width="7.318cm" style:use-optimal-column-width="false"/>
    </style:style>
    <style:style style:name="ro1" style:family="table-row">
      <style:table-row-properties style:row-height="0.028cm"/>
    </style:style>
    <style:style style:name="ro2" style:family="table-row">
      <style:table-row-properties style:row-height="2.218cm"/>
    </style:style>
    <style:style style:name="ro3" style:family="table-row">
      <style:table-row-properties style:row-height="0.765cm"/>
    </style:style>
    <style:style style:name="ro4" style:family="table-row">
      <style:table-row-properties style:row-height="2.277cm"/>
    </style:style>
    <style:style style:name="ro5" style:family="table-row">
      <style:table-row-properties style:row-height="0.719cm"/>
    </style:style>
    <style:style style:name="ro6" style:family="table-row">
      <style:table-row-properties style:row-height="1.635cm"/>
    </style:style>
    <style:style style:name="ro7" style:family="table-row">
      <style:table-row-properties style:row-height="0.964cm"/>
    </style:style>
    <style:style style:name="ro8" style:family="table-row">
      <style:table-row-properties style:row-height="0.731cm"/>
    </style:style>
    <style:style style:name="ro9" style:family="table-row">
      <style:table-row-properties style:row-height="1.32cm"/>
    </style:style>
    <style:style style:name="ro10" style:family="table-row">
      <style:table-row-properties style:row-height="0.6cm"/>
    </style:style>
    <style:style style:name="ce1" style:family="table-cell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text-properties fo:font-size="13pt" style:font-size-asian="13pt" style:font-size-complex="13pt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1" draw:id="id1" draw:layer="layout" svg:width="8.135cm" svg:height="4.106cm" svg:x="19.2cm" svg:y="1.3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bUsuario</text:span></text:p>
              </table:table-cell>
            </table:table-row>
            <table:table-row table:style-name="ro2">
              <table:table-cell table:style-name="ce2">
                <text:p text:style-name="P2">id_Usuario (integer) (PK)</text:p>
                <text:p text:style-name="P2">nome_Usuario (string)</text:p>
                <text:p text:style-name="P2">login_Usuario</text:p>
                <text:p text:style-name="P2">contato_Usuario (tbUsuarioConato) (FK)</text:p>
                <text:p text:style-name="P2">ativo_Usuario (boolean)</text:p>
              </table:table-cell>
            </table:table-row>
            <table:table-row table:style-name="ro3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393cm" svg:height="4.14cm" svg:x="9.423cm" svg:y="0.7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3"><text:span text:style-name="T1">tbLocalUsuario</text:span></text:p>
              </table:table-cell>
            </table:table-row>
            <table:table-row table:style-name="ro4">
              <table:table-cell table:style-name="gray2">
                <text:p text:style-name="P2">id_Local (tbLocal) (PK-FK)</text:p>
                <text:p text:style-name="P2">id_Usuario (<text:span text:style-name="T2">tbUsuario) (PK-FK)</text:span></text:p>
                <text:p text:style-name="P2"><text:span text:style-name="T2">telefone_Local (string)</text:span></text:p>
                <text:p text:style-name="P2">data_Atribuido (date)</text:p>
                <text:p text:style-name="P2">ativo_Atribuido (boolean)</text:p>
              </table:table-cell>
            </table:table-row>
            <table:table-row table:style-name="ro3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onnector draw:style-name="gr1" draw:text-style-name="P4" draw:layer="layout" svg:x1="19.2cm" svg:y1="3.385cm" svg:x2="16.816cm" svg:y2="2.793cm" draw:start-shape="id1" draw:start-glue-point="3" draw:end-shape="id2" draw:end-glue-point="1" svg:d="M19200 3385h-1191v-592h-1193" svg:viewBox="0 0 2385 593">
          <text:p/>
        </draw:connector>
        <draw:frame draw:style-name="standard" xml:id="id5" draw:id="id5" draw:layer="layout" svg:width="5.848cm" svg:height="4.305cm" svg:x="1.152cm" svg:y="5.895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4">
                <text:p text:style-name="P1"><text:span text:style-name="T1">tbLocal</text:span></text:p>
              </table:table-cell>
            </table:table-row>
            <table:table-row table:style-name="ro6">
              <table:table-cell table:style-name="gray2">
                <text:p text:style-name="P2">id_Local (integer)</text:p>
                <text:p text:style-name="P2">descricao_Local (string)</text:p>
                <text:p text:style-name="P2">responsavel_Local (string)</text:p>
                <text:p text:style-name="P2">FK_idLocal (tb_Local)</text:p>
                <text:p text:style-name="P2">ativo_Local (boolean)</text:p>
              </table:table-cell>
            </table:table-row>
            <table:table-row table:style-name="ro7">
              <table:table-cell table:style-name="gray1"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272cm" svg:height="3.713cm" svg:x="20cm" svg:y="8.987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1">
                <text:p text:style-name="P1"><text:span text:style-name="T1">tbUsuarioContato</text:span></text:p>
              </table:table-cell>
            </table:table-row>
            <table:table-row table:style-name="ro2">
              <table:table-cell table:style-name="ce2">
                <text:p text:style-name="P2">id_Usuario (integer) (PK)</text:p>
                <text:p text:style-name="P2">contato_Usuario (string)</text:p>
                <text:p text:style-name="P2">id_tipoContato <text:span text:style-name="T2">(tbTipoContato) (FK)</text:span></text:p>
              </table:table-cell>
            </table:table-row>
            <table:table-row table:style-name="ro3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standard" xml:id="id3" draw:id="id3" draw:layer="layout" svg:width="7.317cm" svg:height="2.815cm" svg:x="20cm" svg:y="14.288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1"><text:span text:style-name="T1">tbTipoContato</text:span></text:p>
              </table:table-cell>
            </table:table-row>
            <table:table-row table:style-name="ro9">
              <table:table-cell table:style-name="ce2">
                <text:p text:style-name="P2">id_TipoContato (integer) (PK)</text:p>
                <text:p text:style-name="P2">descricao_contato (string)</text:p>
              </table:table-cell>
            </table:table-row>
            <table:table-row table:style-name="ro10">
              <table:table-cell table:style-name="ce2"/>
            </table:table-row>
          </table:table>
          <draw:image xlink:href="Pictures/TablePreview5.svm" xlink:type="simple" xlink:show="embed" xlink:actuate="onLoad"/>
        </draw:frame>
        <draw:connector draw:style-name="gr1" draw:text-style-name="P4" draw:layer="layout" draw:line-skew="-1.299cm" svg:x1="20cm" svg:y1="15.695cm" svg:x2="20cm" svg:y2="10.843cm" draw:start-shape="id3" draw:start-glue-point="3" draw:end-shape="id4" draw:end-glue-point="3" svg:d="M20000 15695h-1800v-4852h1800" svg:viewBox="0 0 1801 4853">
          <text:p/>
        </draw:connector>
        <draw:connector draw:style-name="gr1" draw:text-style-name="P4" draw:layer="layout" svg:x1="23.636cm" svg:y1="8.987cm" svg:x2="23.267cm" svg:y2="5.438cm" draw:start-shape="id4" draw:start-glue-point="0" draw:end-shape="id1" draw:end-glue-point="2" svg:d="M23636 8987v-1774h-369v-1775" svg:viewBox="0 0 370 3550">
          <text:p/>
        </draw:connector>
        <draw:connector draw:style-name="gr1" draw:text-style-name="P4" draw:layer="layout" svg:x1="7cm" svg:y1="8.047cm" svg:x2="13.119cm" svg:y2="4.863cm" draw:start-shape="id5" draw:start-glue-point="1" draw:end-shape="id2" draw:end-glue-point="2" svg:d="M7000 8047h6119v-3184" svg:viewBox="0 0 6120 3185">
          <text:p/>
        </draw:connecto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2cm" fo:margin-bottom="0.2cm" fo:margin-left="0.2cm" fo:margin-right="0.2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4.839cm" svg:height="3.439cm" svg:x="1.58cm" svg:y="1.021cm" presentation:class="title" presentation:placeholder="true">
        <draw:text-box/>
      </draw:frame>
      <draw:frame presentation:style-name="Default-outline1" draw:layer="backgroundobjects" svg:width="24.839cm" svg:height="11.947cm" svg:x="1.58cm" svg:y="5.02cm" presentation:class="outline" presentation:placeholder="true">
        <draw:text-box/>
      </draw:frame>
      <draw:frame presentation:style-name="Mpr1" draw:text-style-name="MP2" draw:layer="backgroundobjects" svg:width="6.43cm" svg:height="1.42cm" svg:x="1.58cm" svg:y="18.9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48cm" svg:height="1.42cm" svg:x="9.639cm" svg:y="18.9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3cm" svg:height="1.42cm" svg:x="19.989cm" svg:y="18.9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0:42:40.277732599</meta:creation-date>
    <dc:date>2017-06-26T22:16:25.105483214</dc:date>
    <meta:editing-duration>PT53M52S</meta:editing-duration>
    <meta:editing-cycles>20</meta:editing-cycles>
    <meta:generator>LibreOffice/5.3.1.2$Linux_X86_64 LibreOffice_project/30m0$Build-2</meta:generator>
    <meta:document-statistic meta:object-count="32"/>
  </office:meta>
</office:document-meta>
</file>